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Lucidasans1" svg:font-family="Lucidasans" style:font-pitch="variable"/>
    <style:font-face style:name="Lucidasans" svg:font-family="Lucidasans" style:font-adornments="Normal" style:font-pitch="variable"/>
    <style:font-face style:name="Luxi Sans" svg:font-family="'Luxi 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font-size="13pt" fo:font-weight="bold"/>
    </style:style>
    <style:style style:name="P2" style:family="paragraph" style:parent-style-name="Standard">
      <style:paragraph-properties fo:text-align="end" style:justify-single-word="false"/>
      <style:text-properties style:font-name="Luxi Sans"/>
    </style:style>
    <style:style style:name="P3" style:family="paragraph" style:parent-style-name="Standard">
      <style:paragraph-properties fo:text-align="center" style:justify-single-word="false"/>
      <style:text-properties style:font-name="Luxi Sans" fo:font-size="24pt" fo:font-weight="bold" style:font-size-asian="24pt" style:font-size-complex="24pt"/>
    </style:style>
    <style:style style:name="P4" style:family="paragraph" style:parent-style-name="Standard">
      <style:paragraph-properties fo:text-align="center" style:justify-single-word="false"/>
      <style:text-properties style:font-name="Luxi Sans" fo:font-size="44pt" fo:font-weight="bold" style:font-size-asian="44pt" style:font-size-complex="44pt"/>
    </style:style>
    <style:style style:name="P5" style:family="paragraph" style:parent-style-name="Standard">
      <style:paragraph-properties fo:text-align="center" style:justify-single-word="false"/>
      <style:text-properties style:font-name="Luxi Sans"/>
    </style:style>
    <style:style style:name="P6" style:family="paragraph" style:parent-style-name="Standard">
      <style:text-properties style:font-name="Luxi Sans"/>
    </style:style>
    <style:style style:name="P7" style:family="paragraph" style:parent-style-name="Standard">
      <style:paragraph-properties fo:break-before="page"/>
      <style:text-properties style:font-name="Luxi Sans"/>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uxi Sans" fo:font-style="italic" style:font-style-asian="italic" style:font-style-complex="italic"/>
    </style:style>
    <style:style style:name="P10" style:family="paragraph" style:parent-style-name="Standard">
      <style:text-properties style:font-name="Luxi Sans" fo:font-size="11pt"/>
    </style:style>
    <style:style style:name="P11" style:family="paragraph" style:parent-style-name="Standard">
      <style:paragraph-properties fo:text-align="justify" style:justify-single-word="false"/>
      <style:text-properties style:font-name="Luxi Sans" fo:font-size="11pt" fo:font-weight="bold"/>
    </style:style>
    <style:style style:name="P12" style:family="paragraph" style:parent-style-name="Standard">
      <style:paragraph-properties fo:text-align="justify" style:justify-single-word="false"/>
      <style:text-properties style:font-name="Luxi Sans"/>
    </style:style>
    <style:style style:name="P13" style:family="paragraph" style:parent-style-name="Standard" style:list-style-name="L1">
      <style:paragraph-properties fo:margin-left="1.249cm" fo:margin-right="0cm" fo:text-align="justify" style:justify-single-word="false" fo:text-indent="-0.499cm" style:auto-text-indent="false"/>
      <style:text-properties style:font-name="Luxi Sans" fo:font-size="10pt"/>
    </style:style>
    <style:style style:name="P14" style:family="paragraph" style:parent-style-name="Standard" style:list-style-name="L1">
      <style:paragraph-properties fo:margin-left="1.249cm" fo:margin-right="0cm" fo:text-indent="-0.499cm" style:auto-text-indent="false"/>
      <style:text-properties style:font-name="Luxi Sans" fo:font-size="10pt"/>
    </style:style>
    <style:style style:name="P15" style:family="paragraph" style:parent-style-name="Standard" style:list-style-name="L1">
      <style:paragraph-properties fo:text-align="justify" style:justify-single-word="false"/>
      <style:text-properties style:font-name="Luxi Sans" fo:font-size="11pt"/>
    </style:style>
    <style:style style:name="P16" style:family="paragraph" style:parent-style-name="Standard" style:list-style-name="L2">
      <style:paragraph-properties fo:text-align="justify" style:justify-single-word="false"/>
      <style:text-properties style:font-name="Luxi Sans" fo:font-size="10pt"/>
    </style:style>
    <style:style style:name="P17" style:family="paragraph" style:parent-style-name="Standard">
      <style:paragraph-properties fo:text-align="justify" style:justify-single-word="false"/>
      <style:text-properties style:font-name="Luxi Sans" fo:font-size="10pt" fo:font-weight="bold"/>
    </style:style>
    <style:style style:name="P18" style:family="paragraph" style:parent-style-name="Standard" style:list-style-name="L3">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19" style:family="paragraph" style:parent-style-name="Standard">
      <style:paragraph-properties fo:text-align="justify" style:justify-single-word="false"/>
      <style:text-properties style:font-name="Luxi Sans" fo:font-size="10pt"/>
    </style:style>
    <style:style style:name="P20" style:family="paragraph" style:parent-style-name="Standard" style:list-style-name="L4">
      <style:paragraph-properties fo:text-align="justify" style:justify-single-word="false"/>
      <style:text-properties style:font-name="Luxi Sans" fo:font-size="10pt"/>
    </style:style>
    <style:style style:name="P21" style:family="paragraph" style:parent-style-name="Standard" style:list-style-name="L5">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22" style:family="paragraph" style:parent-style-name="Standard" style:list-style-name="L6">
      <style:paragraph-properties fo:text-align="justify" style:justify-single-word="false"/>
      <style:text-properties style:font-name="Luxi Sans" fo:font-size="10pt"/>
    </style:style>
    <style:style style:name="P23" style:family="paragraph" style:parent-style-name="Standard" style:list-style-name="L7">
      <style:paragraph-properties fo:text-align="justify" style:justify-single-word="false"/>
      <style:text-properties style:font-name="Luxi Sans" fo:font-size="10pt"/>
    </style:style>
    <style:style style:name="P24" style:family="paragraph" style:parent-style-name="Standard" style:list-style-name="L8">
      <style:paragraph-properties fo:text-align="justify" style:justify-single-word="false"/>
      <style:text-properties style:font-name="Luxi Sans" fo:font-size="10pt"/>
    </style:style>
    <style:style style:name="P25" style:family="paragraph" style:parent-style-name="Standard" style:list-style-name="L9">
      <style:paragraph-properties fo:text-align="justify" style:justify-single-word="false"/>
      <style:text-properties style:font-name="Luxi Sans" fo:font-size="10pt"/>
    </style:style>
    <style:style style:name="P26" style:family="paragraph" style:parent-style-name="Standard">
      <style:paragraph-properties fo:text-align="center" style:justify-single-word="false" fo:break-before="page"/>
      <style:text-properties style:font-name="Luxi Sans" fo:font-size="14pt" fo:font-weight="bold"/>
    </style:style>
    <style:style style:name="P27" style:family="paragraph" style:parent-style-name="Standard">
      <style:text-properties style:font-name="Luxi Sans" fo:font-size="10pt"/>
    </style:style>
    <style:style style:name="P28" style:family="paragraph" style:parent-style-name="Standard" style:list-style-name="L10">
      <style:paragraph-properties fo:margin-left="1.249cm" fo:margin-right="0cm" fo:text-indent="-0.499cm" style:auto-text-indent="false">
        <style:tab-stops/>
      </style:paragraph-properties>
      <style:text-properties style:font-name="Luxi Sans" fo:font-size="10pt"/>
    </style:style>
    <style:style style:name="P29" style:family="paragraph" style:parent-style-name="Standard" style:list-style-name="L11">
      <style:text-properties style:font-name="Luxi Sans" fo:font-size="12pt" fo:font-weight="bold"/>
    </style:style>
    <style:style style:name="P30" style:family="paragraph" style:parent-style-name="Standard" style:list-style-name="L11">
      <style:paragraph-properties fo:text-align="justify" style:justify-single-word="false"/>
      <style:text-properties style:font-name="Luxi Sans" fo:font-size="12pt" fo:font-weight="bold"/>
    </style:style>
    <style:style style:name="P31" style:family="paragraph" style:parent-style-name="Standard">
      <style:paragraph-properties fo:text-align="justify" style:justify-single-word="false"/>
      <style:text-properties style:font-name="Luxi Sans" fo:font-size="10pt" fo:font-weight="normal"/>
    </style:style>
    <style:style style:name="P32" style:family="paragraph" style:parent-style-name="Standard" style:list-style-name="L12">
      <style:paragraph-properties fo:margin-left="1.249cm" fo:margin-right="0cm" fo:text-align="justify" style:justify-single-word="false" fo:text-indent="-0.499cm" style:auto-text-indent="false"/>
      <style:text-properties style:font-name="Luxi Sans" fo:font-size="10pt" fo:font-weight="normal"/>
    </style:style>
    <style:style style:name="P33" style:family="paragraph" style:parent-style-name="Standard" style:list-style-name="L13">
      <style:paragraph-properties fo:margin-left="1.249cm" fo:margin-right="0cm" fo:text-align="justify" style:justify-single-word="false" fo:text-indent="-0.499cm" style:auto-text-indent="false"/>
      <style:text-properties style:font-name="Luxi Sans" fo:font-size="10pt" fo:font-weight="normal"/>
    </style:style>
    <style:style style:name="P34" style:family="paragraph" style:parent-style-name="Standard">
      <style:text-properties style:font-name="Luxi Sans" fo:font-size="10pt" fo:font-weight="normal"/>
    </style:style>
    <style:style style:name="P35" style:family="paragraph" style:parent-style-name="Standard" style:list-style-name="L14">
      <style:paragraph-properties fo:margin-left="1.249cm" fo:margin-right="0cm" fo:text-align="justify" style:justify-single-word="false" fo:text-indent="-0.499cm" style:auto-text-indent="false"/>
      <style:text-properties style:font-name="Luxi Sans" fo:font-size="10pt" fo:font-weight="normal"/>
    </style:style>
    <style:style style:name="P36" style:family="paragraph" style:parent-style-name="Standard" style:list-style-name="L15">
      <style:paragraph-properties fo:margin-left="1.249cm" fo:margin-right="0cm" fo:text-align="justify" style:justify-single-word="false" fo:text-indent="-0.499cm" style:auto-text-indent="false"/>
      <style:text-properties style:font-name="Luxi Sans" fo:font-size="10pt" fo:font-weight="normal"/>
    </style:style>
    <style:style style:name="P37" style:family="paragraph" style:parent-style-name="Standard">
      <style:paragraph-properties fo:margin-left="1.249cm" fo:margin-right="0cm" fo:text-align="justify" style:justify-single-word="false" fo:text-indent="0cm" style:auto-text-indent="false"/>
      <style:text-properties style:font-name="Luxi Sans" fo:font-size="10pt" fo:font-weight="normal"/>
    </style:style>
    <style:style style:name="P38" style:family="paragraph" style:parent-style-name="Standard">
      <style:paragraph-properties fo:margin-left="0cm" fo:margin-right="0cm" fo:text-align="justify" style:justify-single-word="false" fo:text-indent="0cm" style:auto-text-indent="false"/>
      <style:text-properties style:font-name="Luxi Sans" fo:font-size="10pt" fo:font-weight="normal"/>
    </style:style>
    <style:style style:name="P39" style:family="paragraph" style:parent-style-name="Heading_20_1">
      <style:text-properties style:font-name="Luxi Sans"/>
    </style:style>
    <style:style style:name="T1" style:family="text">
      <style:text-properties style:text-underline-style="solid" style:text-underline-width="auto" style:text-underline-color="font-color"/>
    </style:style>
    <style:style style:name="T2" style:family="text">
      <style:text-properties fo:font-size="11pt" fo:font-weight="bold"/>
    </style:style>
    <style:style style:name="T3" style:family="text">
      <style:text-properties fo:font-size="11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5 août 2004</text:p>
      <text:p text:style-name="P1"/>
      <text:p text:style-name="P1"/>
      <text:p text:style-name="P1"/>
      <text:p text:style-name="P1"/>
      <text:p text:style-name="P1"/>
      <text:p text:style-name="P1"/>
      <text:p text:style-name="P3"/>
      <text:p text:style-name="P4"/>
      <text:p text:style-name="P3">Questions à Choix Variable</text:p>
      <text:p text:style-name="P4">QCV</text:p>
      <text:p text:style-name="P3">Entraînement et Certification</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évision du 28 octobre 2007</text:p>
      <text:p text:style-name="P6"/>
      <text:p text:style-name="P6">Pierre Jarillon</text:p>
      <text:p text:style-name="P6"/>
      <text:p text:style-name="P7"/>
      <text:p text:style-name="P1"/>
      <text:h text:style-name="Heading_20_1" text:outline-level="1">Objectifs</text:h>
      <text:p text:style-name="Text_20_body">Le <text:s/>test des connaissances par QCM (Questions à Choix Multiples) est un moyen simple et même ludique de tester ses connaissances. Cependant, sa mise en oeuvre traditionnelle demande des moyens humains assez importants pour créer et surtout mettre à jour des séries de questions et de réponses. Ceci est vrai aussi bien pour des QCM sur papier que pour des QCM informatisés. Il arrive aussi que des candidats apprennent par coeur les réponses à donner et remplacent la compréhension d'un domaine et un réel apprentissage par <text:s/>un effort de mémoire à court terme.</text:p>
      <text:p text:style-name="Text_20_body">Afin d'éviter les questionnaires figés, et éviter un coût de gestion important, nous allons utiliser une base de données dans laquelle seront stockées les questions, leurs réponses et les commentaires pédagogiques qui s'y rattachent.</text:p>
      <text:p text:style-name="Text_20_body">Une épreuve de QCV sera constituée de questions liées à un sujet et tirées au sort.</text:p>
      <text:p text:style-name="Text_20_body">Pour chaque question, on pourra proposer de nombreuses réponses possibles mais dans l'épreuve du QCV, on n'en proposera que trois ou quatre tirées au sort. </text:p>
      <text:p text:style-name="Text_20_body">Ainsi, il sera très peu probable qu'une même série de questions soit proposée deux fois et que les mêmes réponses soient associées à une même question. On peut ainsi éviter le bachotage et cela permet de générer des QCM tous différents sans intervention humaine.</text:p>
      <text:p text:style-name="Text_20_body">Les questions et les réponses seront proposées à la façon de wikipedia par tous ceux qui voudront bien le faire en utilisant Internet.</text:p>
      <text:p text:style-name="Text_20_body">Chacun pourra s'entraîner à loisir et gratuitement pour tester ses connaissances. La même base de données pourra aussi servir à faire subir des épreuves officielles de certification. Cette dernière activité devrait générer assez de revenus pour rémunérer un personnel chargé de veiller à la bonne tenue du contenu de la base de données.</text:p>
      <text:p text:style-name="Text_20_body">Le premier objectif est de réaliser une base de données contenant des questions et réponses pertinentes sur l'usage des logiciels libres. Le contenu de cette base de données sera mis à jour de façon contributive et validée par des modérateurs. Le langage sera le français. Elle sera accessible à tous. Il s'agit d'une démarche communautaire, ni liée à une distribution, ni à des intérêts privés.</text:p>
      <text:p text:style-name="Text_20_body">Le deuxième objectif est d'utiliser cette base de données pour faire passer des épreuves de certification des opérateurs. Pour ceci, il faut mettre en place une structure de certification des moyens de ceux qui feront passer les épreuves de certification des opérateurs.</text:p>
      <text:p text:style-name="P8"><text:span text:style-name="T1">Nota</text:span> : La certification d'un opérateur lui est personnelle, elle lui est attribué pour une tâche spécifiée et sa durée est limitée. C'est la validation d'un savoir-faire particulier.</text:p>
      <text:p text:style-name="Text_20_body">Le troisième objectif est de faire participer les universités afin d'obtenir une reconnaissance officielle des certifications et d'en assurer la qualité.</text:p>
      <text:p text:style-name="P9"/>
      <text:p text:style-name="P7"/>
      <text:p text:style-name="P1">Dictionnaire des données de la base QCV</text:p>
      <text:p text:style-name="P10"/>
      <text:p text:style-name="P11"/>
      <text:p text:style-name="P12"><text:span text:style-name="T2">Règles</text:span><text:span text:style-name="T3"> : </text:span></text:p>
      <text:list text:style-name="L1">
        <text:list-item>
          <text:p text:style-name="P13">On doit pouvoir connaître le thème d'un sous-thème,</text:p>
        </text:list-item>
        <text:list-item>
          <text:p text:style-name="P13">une question peut appartenir à différents thèmes avec une pertinence et une difficulté différentes,</text:p>
        </text:list-item>
        <text:list-item>
          <text:p text:style-name="P13">Un média peut faire l'objet de plusieurs questions,</text:p>
        </text:list-item>
        <text:list-item>
          <text:p text:style-name="P13">Les identifiants des personnes sont les login (qui pourront être importés de l'annuaire LDAP),</text:p>
        </text:list-item>
        <text:list-item>
          <text:p text:style-name="P14">Aucune question ne peut correspondre à la racine d'un "thème".</text:p>
          <text:p text:style-name="P15"/>
        </text:list-item>
      </text:list>
      <text:list text:style-name="L2">
        <text:list-item>
          <text:p text:style-name="P16">thème du domaine : Il faut pouvoir stocker l'arborescence du domaine dans la table THEMES.</text:p>
          <text:p text:style-name="P16"/>
        </text:list-item>
      </text:list>
      <text:p text:style-name="P17">Données relatives à une question :</text:p>
      <text:list text:style-name="L3">
        <text:list-item>
          <text:p text:style-name="P18">le numéro identifiant,</text:p>
        </text:list-item>
        <text:list-item>
          <text:p text:style-name="P18">Le libellé,</text:p>
        </text:list-item>
        <text:list-item>
          <text:p text:style-name="P18">La réponse,</text:p>
        </text:list-item>
        <text:list-item>
          <text:p text:style-name="P18">Le numéro identifiant le niveau de difficulté,</text:p>
        </text:list-item>
        <text:list-item>
          <text:p text:style-name="P18">Le numéro identifiant la pertinence,</text:p>
        </text:list-item>
        <text:list-item>
          <text:p text:style-name="P18">le thème d'appartenance,</text:p>
        </text:list-item>
        <text:list-item>
          <text:p text:style-name="P18">l'auteur,</text:p>
        </text:list-item>
        <text:list-item>
          <text:p text:style-name="P18">la date de création,</text:p>
        </text:list-item>
        <text:list-item>
          <text:p text:style-name="P18">le login de la personne qui valide la question,</text:p>
        </text:list-item>
        <text:list-item>
          <text:p text:style-name="P18">la date de validation.</text:p>
        </text:list-item>
      </text:list>
      <text:p text:style-name="P19"/>
      <text:list text:style-name="L4">
        <text:list-item>
          <text:p text:style-name="P20">Libellé d'une pertinence,</text:p>
        </text:list-item>
        <text:list-item>
          <text:p text:style-name="P20">Libellé du niveau de difficulté,</text:p>
        </text:list-item>
      </text:list>
      <text:p text:style-name="P19"/>
      <text:p text:style-name="P17">Données relatives à un choix :</text:p>
      <text:list text:style-name="L5">
        <text:list-item>
          <text:p text:style-name="P21">Le numéro identifiant,</text:p>
        </text:list-item>
        <text:list-item>
          <text:p text:style-name="P21">La valuation : nombre de points à attribuer ou à retirer à l'utilisateur s'il effectue ce choix,</text:p>
        </text:list-item>
        <text:list-item>
          <text:p text:style-name="P21">Le libellé,</text:p>
        </text:list-item>
        <text:list-item>
          <text:p text:style-name="P21">Le commentaire.</text:p>
        </text:list-item>
        <text:list-item>
          <text:p text:style-name="P21">le login de la personne qui valide la réponse,</text:p>
        </text:list-item>
        <text:list-item>
          <text:p text:style-name="P21">la date de validation.</text:p>
        </text:list-item>
      </text:list>
      <text:p text:style-name="P19"/>
      <text:list text:style-name="L6">
        <text:list-item>
          <text:p text:style-name="P22">Les différents types de média</text:p>
        </text:list-item>
      </text:list>
      <text:p text:style-name="P19"/>
      <text:p text:style-name="P17">Données relatives à une personne :</text:p>
      <text:list text:style-name="L7">
        <text:list-item>
          <text:p text:style-name="P23">Son login (identifiant),</text:p>
        </text:list-item>
        <text:list-item>
          <text:p text:style-name="P23">Sa fonction (utilité de la table pour l'interface).</text:p>
        </text:list-item>
      </text:list>
      <text:p text:style-name="P19"/>
      <text:p text:style-name="P17">Le détail d'une question posée :</text:p>
      <text:list text:style-name="L8">
        <text:list-item>
          <text:p text:style-name="P24">Le login de la personne qui à répondu,</text:p>
        </text:list-item>
        <text:list-item>
          <text:p text:style-name="P24">La date à laquelle elle a été posée,</text:p>
        </text:list-item>
        <text:list-item>
          <text:p text:style-name="P24">Le numéro du test correspondant,</text:p>
        </text:list-item>
        <text:list-item>
          <text:p text:style-name="P24">Le score obtenu par l'utilisateur.</text:p>
        </text:list-item>
      </text:list>
      <text:p text:style-name="P19"/>
      <text:p text:style-name="P17">Une liste des QCM effectués :</text:p>
      <text:list text:style-name="L9">
        <text:list-item>
          <text:p text:style-name="P25">Le numéro du test,</text:p>
        </text:list-item>
        <text:list-item>
          <text:p text:style-name="P25">Le login de la personne qui a réalisé ce test,</text:p>
        </text:list-item>
        <text:list-item>
          <text:p text:style-name="P25">Le thème,</text:p>
        </text:list-item>
        <text:list-item>
          <text:p text:style-name="P25">Le nombre de questions posées,</text:p>
        </text:list-item>
        <text:list-item>
          <text:p text:style-name="P25">Le score obtenu,</text:p>
        </text:list-item>
        <text:list-item>
          <text:p text:style-name="P25">Le score maximum,</text:p>
        </text:list-item>
        <text:list-item>
          <text:p text:style-name="P25">Le temps mis pas l'utilisateur pour répondre au QCM (date fin - date début),</text:p>
        </text:list-item>
        <text:list-item>
          <text:p text:style-name="P25">Le niveau de pertinence,</text:p>
        </text:list-item>
        <text:list-item>
          <text:p text:style-name="P25">Le niveau difficulté,</text:p>
        </text:list-item>
        <text:list-item>
          <text:p text:style-name="P25">Le type de test (entraînement, certification).</text:p>
        </text:list-item>
      </text:list>
      <text:p text:style-name="P26">Liste des fonctionnalités de l'application QCV</text:p>
      <text:p text:style-name="P10"/>
      <text:p text:style-name="P27"/>
      <text:p text:style-name="P27">L'application se compose de quatre parties suivantes :</text:p>
      <text:list text:style-name="L10">
        <text:list-item>
          <text:p text:style-name="P28">L'entraînement d'un utilisateur,</text:p>
        </text:list-item>
        <text:list-item>
          <text:p text:style-name="P28">La consultation de résultats,</text:p>
        </text:list-item>
        <text:list-item>
          <text:p text:style-name="P28">La certification, qui correspond à un test particulier,</text:p>
        </text:list-item>
        <text:list-item>
          <text:p text:style-name="P28">L'enrichissement de la base de données.</text:p>
        </text:list-item>
      </text:list>
      <text:p text:style-name="P27"/>
      <text:list text:style-name="L11">
        <text:list-item>
          <text:p text:style-name="P29">Entrainement d'un utilisateur</text:p>
          <text:p text:style-name="P30"/>
        </text:list-item>
      </text:list>
      <text:p text:style-name="P31">L'utilisateur doit pouvoir choisir à sa guise un thème, un niveau de pertinence, un niveau de difficulté et un nombre maximal de questions. Une fois cette sélection effectuée, les questions doivent être présentées une par une. Il faudra mémoriser :</text:p>
      <text:list text:style-name="L12">
        <text:list-item>
          <text:p text:style-name="P32">la date de début de l'exercice, </text:p>
        </text:list-item>
        <text:list-item>
          <text:p text:style-name="P32">sa durée, </text:p>
        </text:list-item>
        <text:list-item>
          <text:p text:style-name="P32">le nombre de questions réellement posées,</text:p>
        </text:list-item>
        <text:list-item>
          <text:p text:style-name="P32">le choix réalisé et le nombre de points correspondant à chaque question.</text:p>
        </text:list-item>
      </text:list>
      <text:p text:style-name="P31"/>
      <text:p text:style-name="P31">A la fin du QCM, un tableau récapitulatif des résultats devra être présenté à l'utilisateur. Il sera constitué des champs suivants :</text:p>
      <text:list text:style-name="L13">
        <text:list-item>
          <text:p text:style-name="P33">numéro de la question,</text:p>
        </text:list-item>
        <text:list-item>
          <text:p text:style-name="P33">libellé de la question,</text:p>
        </text:list-item>
        <text:list-item>
          <text:p text:style-name="P33">réponse de l'utilisateur,</text:p>
        </text:list-item>
        <text:list-item>
          <text:p text:style-name="P33">le nombre de points obtenus,</text:p>
        </text:list-item>
        <text:list-item>
          <text:p text:style-name="P33">le nombre de points maximum,</text:p>
        </text:list-item>
        <text:list-item>
          <text:p text:style-name="P33">le commentaire associé à la réponse.</text:p>
        </text:list-item>
      </text:list>
      <text:p text:style-name="P31"/>
      <text:list text:style-name="L11" text:continue-numbering="true">
        <text:list-item>
          <text:p text:style-name="P29">Consultation des résultats</text:p>
        </text:list-item>
      </text:list>
      <text:p text:style-name="P34"/>
      <text:p text:style-name="P31">Cette partie permet aux utilisateurs de visualiser les résultats de tous les QCM qu'ils ont effectués (entraînements, certification, ...).Ces résultats seront présentés sous forme d'un tableau constitué des colonnes suivantes :</text:p>
      <text:list text:style-name="L14">
        <text:list-item>
          <text:p text:style-name="P35">le numéro du test,</text:p>
        </text:list-item>
        <text:list-item>
          <text:p text:style-name="P35">le thème,</text:p>
        </text:list-item>
        <text:list-item>
          <text:p text:style-name="P35">la pertinence,</text:p>
        </text:list-item>
        <text:list-item>
          <text:p text:style-name="P35">la difficulté,</text:p>
        </text:list-item>
        <text:list-item>
          <text:p text:style-name="P35">le type de QCM,</text:p>
        </text:list-item>
        <text:list-item>
          <text:p text:style-name="P35">le nombre de questions possées,</text:p>
        </text:list-item>
        <text:list-item>
          <text:p text:style-name="P35">le score réalisé,</text:p>
        </text:list-item>
        <text:list-item>
          <text:p text:style-name="P35">le score maximum,</text:p>
        </text:list-item>
        <text:list-item>
          <text:p text:style-name="P35">la date,</text:p>
        </text:list-item>
        <text:list-item>
          <text:p text:style-name="P35">la durée.</text:p>
        </text:list-item>
      </text:list>
      <text:p text:style-name="P34"/>
      <text:list text:style-name="L11" text:continue-numbering="true">
        <text:list-item>
          <text:p text:style-name="P29">Passage d'une certification</text:p>
        </text:list-item>
      </text:list>
      <text:p text:style-name="P34"/>
      <text:p text:style-name="P34">Lors d'une certification, le thème, la pertinence, la difficulté et le nombre de questions sont imposés.</text:p>
      <text:p text:style-name="P34"/>
      <text:list text:style-name="L11" text:continue-numbering="true">
        <text:list-item>
          <text:p text:style-name="P29">Enrichissement de la base de données</text:p>
        </text:list-item>
      </text:list>
      <text:p text:style-name="P31"/>
      <text:p text:style-name="P31">Pour ajouter une question, cette dernière peut-être proposée par un utilisateur lambda mais elle doit être approuvée par un validateur afin qu'elle puisse figurer dans un QCM.</text:p>
      <text:p text:style-name="P31"/>
      <text:p text:style-name="P31">Il est donc nécessaire d'établir deux types de formulaire :</text:p>
      <text:list text:style-name="L15">
        <text:list-item>
          <text:p text:style-name="P36">le premier permettant à un utilisateur de suggérer l'ajout d'une question,</text:p>
        </text:list-item>
        <text:list-item>
          <text:p text:style-name="P36">le second dédié aux validateurs, afin qu'ils puissent prendre connaissance des questions potentielles et les valider ou refuser.</text:p>
        </text:list-item>
      </text:list>
      <text:p text:style-name="P37"/>
      <text:p text:style-name="P38">Même chose pour les réponses possibles.</text:p>
      <text:p text:style-name="P38">Pour l'identification des utilisateurs, nous pourrons par exemple employer un annuaire LDAP. Ceci permettra d'éviter de stocker toutes les informations relatives au personnel dans la base de données dédiée à l'application et ainsi d'éviter de faire doublon avec les autres bases existantes sur le site.</text:p>
      <text:h text:style-name="P39" text:outline-level="1">Quelques explications</text:h>
      <text:p text:style-name="P38">makegrant sert à fabriquer grant.sql à partir de la table. On définit des règles générales pour chaque groupe puis on gère les exceptions en ajoutant quelques grant ou revoke à la fin.</text:p>
      <text:p text:style-name="P38"/>
      <text:p text:style-name="P38">La structure de la base sera gérée dans un CVS. On en reparlera plus tard.</text:p>
      <text:p text:style-name="P38"/>
      <text:p text:style-name="P38">Les thèmes sont arborescents sans aucune limitation.</text:p>
      <text:p text:style-name="P38"/>
      <text:p text:style-name="P38">L'annuaire LDAP pourra être remplacé par une table, au moins dans un premier temps.</text:p>
      <text:p text:style-name="P38"/>
      <text:p text:style-name="P38">Plutôt que du PHP, on pourra écrire les traitements en C. Question de performances, c'est mieux, mais rien ne presse.</text:p>
      <text:p text:style-name="P38"/>
      <text:p text:style-name="P38">Le choix de la base de données est postgresql à cause de la gestion des foreign keys (clés étrangères). J'ai une longue expérience d'oracle et je trouve <text:s/>postgresql <text:s/>mieux fait !</text:p>
      <text:p text:style-name="P38"/>
      <text:p text:style-name="P38">Je pense qu'il faut mémoriser le nom de l'auteur d'une question ainsi que le nom de celui qui l'a validée.</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Lucidasans1" svg:font-family="Lucidasans" style:font-pitch="variable"/>
    <style:font-face style:name="Lucidasans" svg:font-family="Lucidasans" style:font-adornments="Normal" style:font-pitch="variable"/>
    <style:font-face style:name="Luxi Sans" svg:font-family="'Luxi 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font-name="Lucidasans" fo:font-size="10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default-outline-level="1">
      <style:text-properties fo:font-size="115%" fo:font-weight="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helvetica"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LIGNE" style:family="paragraph" style:parent-style-name="Standard">
      <style:paragraph-properties fo:margin-left="0cm" fo:margin-right="0cm" fo:margin-top="0.423cm" fo:margin-bottom="0.212cm" fo:text-indent="0cm" style:auto-text-indent="false"/>
      <style:text-properties style:font-name="Arial" fo:font-size="12pt" style:text-underline-style="solid" style:text-underline-width="auto" style:text-underline-color="font-colo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Endnote_20_Symbol" style:display-name="Endnote Symbol" style:family="text"/>
    <style:style style:name="WW-Police_20_par_20_défaut" style:display-name="WW-Police par défaut" style:family="text"/>
    <style:style style:name="WW8Num1z0" style:family="text">
      <style:text-properties style:font-name="Wingdings"/>
    </style:style>
    <style:style style:name="WW8Num2z0" style:family="text">
      <style:text-properties style:font-name="Wingdings"/>
    </style:style>
    <style:style style:name="WW8Num3z0" style:family="text">
      <style:text-properties style:font-name="Symbol"/>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ubject/><text:file-name text:display="name-and-extension">analyse_QCV.odt</text:file-name><text:tab/><text:tab/><text:page-number text:select-page="current">6</text:page-number>/<text:page-count>6</text:page-count></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Dictionnaire des données de la base QCM</dc:title>
    <meta:initial-creator>JARILLON Pierre</meta:initial-creator>
    <meta:creation-date>2001-07-16T02:41:00</meta:creation-date>
    <dc:date>2007-10-29T23:11:11</dc:date>
    <meta:print-date>2001-07-13T14:14:00</meta:print-date>
    <dc:language>fr-FR</dc:language>
    <meta:editing-cycles>12</meta:editing-cycles>
    <meta:editing-duration>PT5H28M17S</meta:editing-duration>
    <meta:user-defined meta:name="Info 0"/>
    <meta:user-defined meta:name="Info 1"/>
    <meta:user-defined meta:name="Info 2"/>
    <meta:user-defined meta:name="Info 3"/>
    <meta:document-statistic meta:table-count="0" meta:image-count="0" meta:object-count="0" meta:page-count="6" meta:paragraph-count="115" meta:word-count="1238" meta:character-count="7755"/>
  </office:meta>
</office:document-meta>
</file>